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.getSimpleName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getPackageName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Utils.isPrimitive( String qualified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Utils.isSystemClass( String qualified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